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149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6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ed1c24" fo:border="0.06pt solid #000000"/>
    </style:style>
    <style:style style:name="ce11" style:family="table-cell" style:parent-style-name="Default" style:data-style-name="N4"/>
    <style:style style:name="ce27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T1" style:family="text">
      <style:text-properties fo:language="en" fo:country="SG" style:font-size-asian="10pt" style:font-name-complex="Lohit Devanagari"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2" style:family="text">
      <style:text-properties fo:language="en" fo:country="SG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 table:use-wildcards="true"/>
      <table:table table:name="Emcraft Test 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8"/>
        <table:table-column table:style-name="co5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3]-[.D3]" office:value-type="float" office:value="20.89" calcext:value-type="float">
            <text:p>20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style-name="ce5" table:formula="of:=[.E3]" office:value-type="float" office:value="20.89" calcext:value-type="float">
            <text:p>20.89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4]-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table:formula="of:=[.E4]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 table:formula="of:=[.E5]-[.D5]" office:value-type="float" office:value="193.25" calcext:value-type="float">
            <text:p>1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table:formula="of:=[.E5]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formula="of:=[.E6]-[.D6]" office:value-type="float" office:value="0.060000000000002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oot_ubifs_mount()</text:p>
          </table:table-cell>
          <table:table-cell table:style-name="ce6" table:formula="of:=[.E6]" office:value-type="float" office:value="214.2" calcext:value-type="float">
            <text:p>214.2</text:p>
          </table:table-cell>
          <table:table-cell table:style-name="ce5" office:value-type="float" office:value="751.55" calcext:value-type="float">
            <text:p>751.55</text:p>
          </table:table-cell>
          <table:table-cell table:style-name="Default" table:formula="of:=[.E7]-[.D7]" office:value-type="float" office:value="537.35" calcext:value-type="float">
            <text:p>537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Creation of Directory and Files: Per iteration:</text:p>
            <text:p>- 1 call to ubifs_mkdir</text:p>
            <text:p>- 10 calls to ubifs_write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7]" office:value-type="float" office:value="751.55" calcext:value-type="float">
            <text:p>751.55</text:p>
          </table:table-cell>
          <table:table-cell office:value-type="float" office:value="751.17" calcext:value-type="float">
            <text:p>751.17</text:p>
          </table:table-cell>
          <table:table-cell table:formula="of:=[.E10]-[.D10]" office:value-type="float" office:value="-0.379999999999995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751.17" calcext:value-type="float">
            <text:p>751.17</text:p>
          </table:table-cell>
          <table:table-cell office:value-type="float" office:value="753.95" calcext:value-type="float">
            <text:p>753.95</text:p>
          </table:table-cell>
          <table:table-cell table:formula="of:=[.E11]-[.D11]" office:value-type="float" office:value="2.78000000000009" calcext:value-type="float">
            <text:p>2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753.95" calcext:value-type="float">
            <text:p>753.95</text:p>
          </table:table-cell>
          <table:table-cell office:value-type="float" office:value="756.93" calcext:value-type="float">
            <text:p>756.93</text:p>
          </table:table-cell>
          <table:table-cell table:formula="of:=[.E12]-[.D12]" office:value-type="float" office:value="2.9799999999999" calcext:value-type="float">
            <text:p>2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756.93" calcext:value-type="float">
            <text:p>756.93</text:p>
          </table:table-cell>
          <table:table-cell office:value-type="float" office:value="759.92" calcext:value-type="float">
            <text:p>759.92</text:p>
          </table:table-cell>
          <table:table-cell table:formula="of:=[.E13]-[.D13]" office:value-type="float" office:value="2.99000000000001" calcext:value-type="float">
            <text:p>2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759.92" calcext:value-type="float">
            <text:p>759.92</text:p>
          </table:table-cell>
          <table:table-cell office:value-type="float" office:value="763.37" calcext:value-type="float">
            <text:p>763.37</text:p>
          </table:table-cell>
          <table:table-cell table:formula="of:=[.E14]-[.D14]" office:value-type="float" office:value="3.45000000000005" calcext:value-type="float">
            <text:p>3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763.37" calcext:value-type="float">
            <text:p>763.37</text:p>
          </table:table-cell>
          <table:table-cell office:value-type="float" office:value="766.12" calcext:value-type="float">
            <text:p>766.12</text:p>
          </table:table-cell>
          <table:table-cell table:formula="of:=[.E15]-[.D15]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766.12" calcext:value-type="float">
            <text:p>766.12</text:p>
          </table:table-cell>
          <table:table-cell office:value-type="float" office:value="769.34" calcext:value-type="float">
            <text:p>769.34</text:p>
          </table:table-cell>
          <table:table-cell table:formula="of:=[.E16]-[.D16]" office:value-type="float" office:value="3.22000000000003" calcext:value-type="float">
            <text:p>3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769.34" calcext:value-type="float">
            <text:p>769.34</text:p>
          </table:table-cell>
          <table:table-cell office:value-type="float" office:value="772.33" calcext:value-type="float">
            <text:p>772.33</text:p>
          </table:table-cell>
          <table:table-cell table:formula="of:=[.E17]-[.D17]" office:value-type="float" office:value="2.99000000000001" calcext:value-type="float">
            <text:p>2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formula="of:=[.E17]" office:value-type="float" office:value="772.33" calcext:value-type="float">
            <text:p>772.33</text:p>
          </table:table-cell>
          <table:table-cell office:value-type="float" office:value="775.55" calcext:value-type="float">
            <text:p>775.55</text:p>
          </table:table-cell>
          <table:table-cell table:formula="of:=[.E18]-[.D18]" office:value-type="float" office:value="3.21999999999991" calcext:value-type="float">
            <text:p>3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formula="of:=[.E18]" office:value-type="float" office:value="775.55" calcext:value-type="float">
            <text:p>775.55</text:p>
          </table:table-cell>
          <table:table-cell office:value-type="float" office:value="778.28" calcext:value-type="float">
            <text:p>778.28</text:p>
          </table:table-cell>
          <table:table-cell table:formula="of:=[.E19]-[.D19]" office:value-type="float" office:value="2.73000000000002" calcext:value-type="float">
            <text:p>2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fs_ls(“/”)</text:p>
          </table:table-cell>
          <table:table-cell table:formula="of:=[.E19]" office:value-type="float" office:value="778.28" calcext:value-type="float">
            <text:p>778.28</text:p>
          </table:table-cell>
          <table:table-cell office:value-type="float" office:value="778.28" calcext:value-type="float">
            <text:p>778.28</text:p>
          </table:table-cell>
          <table:table-cell table:formula="of:=[.E21]-[.D2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Verifiction of Files:</text:p>
            <text:p>Per iteration:</text:p>
            <text:p>- 1 call to ubifs_ls</text:p>
            <text:p>- 10 calls to ubifs_read</text:p>
            <text:p>- delete files</text:p>
            <text:p>- remove directory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3" table:formula="of:=[.E21]" office:value-type="float" office:value="778.28" calcext:value-type="float">
            <text:p>778.28</text:p>
          </table:table-cell>
          <table:table-cell table:style-name="ce3" office:value-type="float" office:value="777.84" calcext:value-type="float">
            <text:p>777.84</text:p>
          </table:table-cell>
          <table:table-cell table:formula="of:=[.E24]-[.D24]" office:value-type="float" office:value="-0.439999999999941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3" table:formula="of:=[.E24]" office:value-type="float" office:value="777.84" calcext:value-type="float">
            <text:p>777.84</text:p>
          </table:table-cell>
          <table:table-cell table:style-name="ce3" office:value-type="float" office:value="777.38" calcext:value-type="float">
            <text:p>777.38</text:p>
          </table:table-cell>
          <table:table-cell table:formula="of:=[.E25]-[.D25]" office:value-type="float" office:value="-0.460000000000036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3" table:formula="of:=[.E25]" office:value-type="float" office:value="777.38" calcext:value-type="float">
            <text:p>777.38</text:p>
          </table:table-cell>
          <table:table-cell table:style-name="ce3" office:value-type="float" office:value="776.9" calcext:value-type="float">
            <text:p>776.9</text:p>
          </table:table-cell>
          <table:table-cell table:formula="of:=[.E26]-[.D26]" office:value-type="float" office:value="-0.480000000000018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3" table:formula="of:=[.E26]" office:value-type="float" office:value="776.9" calcext:value-type="float">
            <text:p>776.9</text:p>
          </table:table-cell>
          <table:table-cell table:style-name="ce3" office:value-type="float" office:value="776.4" calcext:value-type="float">
            <text:p>776.4</text:p>
          </table:table-cell>
          <table:table-cell table:formula="of:=[.E27]-[.D27]" office:value-type="float" office:value="-0.5" calcext:value-type="float">
            <text:p>-0.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3" table:formula="of:=[.E27]" office:value-type="float" office:value="776.4" calcext:value-type="float">
            <text:p>776.4</text:p>
          </table:table-cell>
          <table:table-cell table:style-name="ce3" office:value-type="float" office:value="775.94" calcext:value-type="float">
            <text:p>775.94</text:p>
          </table:table-cell>
          <table:table-cell table:formula="of:=[.E28]-[.D28]" office:value-type="float" office:value="-0.459999999999923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3" table:formula="of:=[.E28]" office:value-type="float" office:value="775.94" calcext:value-type="float">
            <text:p>775.94</text:p>
          </table:table-cell>
          <table:table-cell table:style-name="ce3" office:value-type="float" office:value="775.49" calcext:value-type="float">
            <text:p>775.49</text:p>
          </table:table-cell>
          <table:table-cell table:formula="of:=[.E29]-[.D29]" office:value-type="float" office:value="-0.450000000000046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3" table:formula="of:=[.E29]" office:value-type="float" office:value="775.49" calcext:value-type="float">
            <text:p>775.49</text:p>
          </table:table-cell>
          <table:table-cell table:style-name="ce3" office:value-type="float" office:value="775.02" calcext:value-type="float">
            <text:p>775.02</text:p>
          </table:table-cell>
          <table:table-cell table:formula="of:=[.E30]-[.D30]" office:value-type="float" office:value="-0.470000000000027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3" table:formula="of:=[.E30]" office:value-type="float" office:value="775.02" calcext:value-type="float">
            <text:p>775.02</text:p>
          </table:table-cell>
          <table:table-cell table:style-name="ce3" office:value-type="float" office:value="774.53" calcext:value-type="float">
            <text:p>774.53</text:p>
          </table:table-cell>
          <table:table-cell table:formula="of:=[.E31]-[.D31]" office:value-type="float" office:value="-0.49000000000000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style-name="ce3" table:formula="of:=[.E31]" office:value-type="float" office:value="774.53" calcext:value-type="float">
            <text:p>774.53</text:p>
          </table:table-cell>
          <table:table-cell table:style-name="ce3" office:value-type="float" office:value="774.04" calcext:value-type="float">
            <text:p>774.04</text:p>
          </table:table-cell>
          <table:table-cell table:formula="of:=[.E32]-[.D32]" office:value-type="float" office:value="-0.49000000000000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style-name="ce3" table:formula="of:=[.E32]" office:value-type="float" office:value="774.04" calcext:value-type="float">
            <text:p>774.04</text:p>
          </table:table-cell>
          <table:table-cell table:style-name="ce9" office:value-type="float" office:value="773.57" calcext:value-type="float">
            <text:p>773.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oot_ubifs_umount()</text:p>
          </table:table-cell>
          <table:table-cell table:style-name="ce9" table:formula="of:=[.E33]" office:value-type="float" office:value="773.57" calcext:value-type="float">
            <text:p>773.57</text:p>
          </table:table-cell>
          <table:table-cell table:style-name="ce10" office:value-type="float" office:value="235.95" calcext:value-type="float">
            <text:p>235.95</text:p>
          </table:table-cell>
          <table:table-cell table:style-name="Default"/>
          <table:table-cell/>
          <table:table-cell table:formula="of:=[.E35]-[.D7]" office:value-type="float" office:value="21.75" calcext:value-type="float">
            <text:p>21.75</text:p>
          </table:table-cell>
        </table:table-row>
      </table:table>
      <table:table table:name="Multiple Mount and Umoun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8"/>
        <table:table-column table:style-name="co8" table:default-cell-style-name="ce8"/>
        <table:table-column table:style-name="co9" table:default-cell-style-name="ce12"/>
        <table:table-column table:style-name="co8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2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Multiple mount/umount:</text:p>
          </table:table-cell>
          <table:table-cell office:value-type="string" calcext:value-type="string">
            <text:p>Before Mount (kB)</text:p>
          </table:table-cell>
          <table:table-cell office:value-type="string" calcext:value-type="string">
            <text:p>After Mount (kB)</text:p>
          </table:table-cell>
          <table:table-cell table:style-name="ce8" office:value-type="string" calcext:value-type="string">
            <text:p>Before UnMount (kB)</text:p>
          </table:table-cell>
          <table:table-cell table:style-name="ce8" office:value-type="string" calcext:value-type="string">
            <text:p>After UnMount (kB)</text:p>
          </table:table-cell>
          <table:table-cell table:style-name="ce30" office:value-type="string" calcext:value-type="string">
            <text:p>Leaked Memory Every Mount-Test-UnMount Iteration (k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12" table:formula="of:=[.E6]" office:value-type="float" office:value="214.2" calcext:value-type="float">
            <text:p>214.20</text:p>
          </table:table-cell>
          <table:table-cell table:style-name="ce5" office:value-type="float" office:value="751.56" calcext:value-type="float">
            <text:p>751.56</text:p>
          </table:table-cell>
          <table:table-cell table:style-name="ce8" office:value-type="float" office:value="773.57" calcext:value-type="float">
            <text:p>773.57</text:p>
          </table:table-cell>
          <table:table-cell table:style-name="ce12" office:value-type="float" office:value="235.95" calcext:value-type="float">
            <text:p>235.95</text:p>
          </table:table-cell>
          <table:table-cell table:style-name="ce8" table:formula="of:=[.G10]-[.D10]" office:value-type="float" office:value="21.75" calcext:value-type="float">
            <text:p>21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12" table:formula="of:=[.G10]" office:value-type="float" office:value="235.95" calcext:value-type="float">
            <text:p>235.95</text:p>
          </table:table-cell>
          <table:table-cell table:style-name="ce12" office:value-type="float" office:value="773.56" calcext:value-type="float">
            <text:p>773.56</text:p>
          </table:table-cell>
          <table:table-cell office:value-type="float" office:value="795.29" calcext:value-type="float">
            <text:p>795.29</text:p>
          </table:table-cell>
          <table:table-cell table:style-name="ce12" office:value-type="float" office:value="257.67" calcext:value-type="float">
            <text:p>257.67</text:p>
          </table:table-cell>
          <table:table-cell table:style-name="ce8" table:formula="of:=[.G11]-[.D11]" office:value-type="float" office:value="21.72" calcext:value-type="float">
            <text:p>21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12" table:formula="of:=[.G11]" office:value-type="float" office:value="257.67" calcext:value-type="float">
            <text:p>257.67</text:p>
          </table:table-cell>
          <table:table-cell table:style-name="ce12" office:value-type="float" office:value="795.37" calcext:value-type="float">
            <text:p>795.37</text:p>
          </table:table-cell>
          <table:table-cell office:value-type="float" office:value="816.97" calcext:value-type="float">
            <text:p>816.97</text:p>
          </table:table-cell>
          <table:table-cell table:style-name="ce8" office:value-type="float" office:value="279.39" calcext:value-type="float">
            <text:p>279.39</text:p>
          </table:table-cell>
          <table:table-cell table:style-name="ce8" table:formula="of:=[.G12]-[.D12]" office:value-type="float" office:value="21.72" calcext:value-type="float">
            <text:p>21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12" table:formula="of:=[.G12]" office:value-type="float" office:value="279.39" calcext:value-type="float">
            <text:p>279.39</text:p>
          </table:table-cell>
          <table:table-cell table:style-name="ce12" office:value-type="float" office:value="817.16" calcext:value-type="float">
            <text:p>817.16</text:p>
          </table:table-cell>
          <table:table-cell office:value-type="float" office:value="838.73" calcext:value-type="float">
            <text:p>838.73</text:p>
          </table:table-cell>
          <table:table-cell table:style-name="ce8" office:value-type="float" office:value="301.09" calcext:value-type="float">
            <text:p>301.09</text:p>
          </table:table-cell>
          <table:table-cell table:style-name="ce8" table:formula="of:=[.G13]-[.D13]" office:value-type="float" office:value="21.7" calcext:value-type="float">
            <text:p>21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12" table:formula="of:=[.G13]" office:value-type="float" office:value="301.09" calcext:value-type="float">
            <text:p>301.09</text:p>
          </table:table-cell>
          <table:table-cell table:style-name="ce12" office:value-type="float" office:value="838.91" calcext:value-type="float">
            <text:p>838.91</text:p>
          </table:table-cell>
          <table:table-cell office:value-type="float" office:value="860.49" calcext:value-type="float">
            <text:p>860.49</text:p>
          </table:table-cell>
          <table:table-cell table:style-name="ce8" office:value-type="float" office:value="322.89" calcext:value-type="float">
            <text:p>322.89</text:p>
          </table:table-cell>
          <table:table-cell table:style-name="ce8" table:formula="of:=[.G14]-[.D14]" office:value-type="float" office:value="21.8" calcext:value-type="float">
            <text:p>2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12" table:formula="of:=[.G14]" office:value-type="float" office:value="322.89" calcext:value-type="float">
            <text:p>322.89</text:p>
          </table:table-cell>
          <table:table-cell table:style-name="ce12" office:value-type="float" office:value="860.8" calcext:value-type="float">
            <text:p>860.80</text:p>
          </table:table-cell>
          <table:table-cell office:value-type="float" office:value="882.32" calcext:value-type="float">
            <text:p>882.32</text:p>
          </table:table-cell>
          <table:table-cell table:style-name="ce8" office:value-type="float" office:value="344.63" calcext:value-type="float">
            <text:p>344.63</text:p>
          </table:table-cell>
          <table:table-cell table:style-name="ce8" table:formula="of:=[.G15]-[.D15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12" table:formula="of:=[.G15]" office:value-type="float" office:value="344.63" calcext:value-type="float">
            <text:p>344.63</text:p>
          </table:table-cell>
          <table:table-cell table:style-name="ce12" office:value-type="float" office:value="882.52" calcext:value-type="float">
            <text:p>882.52</text:p>
          </table:table-cell>
          <table:table-cell office:value-type="float" office:value="904.05" calcext:value-type="float">
            <text:p>904.05</text:p>
          </table:table-cell>
          <table:table-cell table:style-name="ce8" office:value-type="float" office:value="366.42" calcext:value-type="float">
            <text:p>366.42</text:p>
          </table:table-cell>
          <table:table-cell table:style-name="ce8" table:formula="of:=[.G16]-[.D16]" office:value-type="float" office:value="21.79" calcext:value-type="float">
            <text:p>2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12" table:formula="of:=[.G16]" office:value-type="float" office:value="366.42" calcext:value-type="float">
            <text:p>366.42</text:p>
          </table:table-cell>
          <table:table-cell table:style-name="ce12" office:value-type="float" office:value="904.6" calcext:value-type="float">
            <text:p>904.60</text:p>
          </table:table-cell>
          <table:table-cell office:value-type="float" office:value="925.8" calcext:value-type="float">
            <text:p>925.80</text:p>
          </table:table-cell>
          <table:table-cell table:style-name="ce8" office:value-type="float" office:value="388.19" calcext:value-type="float">
            <text:p>388.19</text:p>
          </table:table-cell>
          <table:table-cell table:style-name="ce8" table:formula="of:=[.G17]-[.D17]" office:value-type="float" office:value="21.77" calcext:value-type="float">
            <text:p>21.77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style-name="ce12" table:formula="of:=[.G17]" office:value-type="float" office:value="388.19" calcext:value-type="float">
            <text:p>388.19</text:p>
          </table:table-cell>
          <table:table-cell table:style-name="ce12" office:value-type="float" office:value="926.29" calcext:value-type="float">
            <text:p>926.29</text:p>
          </table:table-cell>
          <table:table-cell office:value-type="float" office:value="947.56" calcext:value-type="float">
            <text:p>947.56</text:p>
          </table:table-cell>
          <table:table-cell table:style-name="ce29" office:value-type="float" office:value="409.93" calcext:value-type="float">
            <text:p>409.93</text:p>
          </table:table-cell>
          <table:table-cell table:style-name="ce8" table:formula="of:=[.G18]-[.D18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style-name="ce12" table:formula="of:=[.G18]" office:value-type="float" office:value="409.93" calcext:value-type="float">
            <text:p>409.93</text:p>
          </table:table-cell>
          <table:table-cell table:style-name="ce12" office:value-type="float" office:value="948.06" calcext:value-type="float">
            <text:p>948.06</text:p>
          </table:table-cell>
          <table:table-cell office:value-type="float" office:value="969.31" calcext:value-type="float">
            <text:p>969.31</text:p>
          </table:table-cell>
          <table:table-cell table:style-name="ce29" office:value-type="float" office:value="431.67" calcext:value-type="float">
            <text:p>431.67</text:p>
          </table:table-cell>
          <table:table-cell table:style-name="ce8" table:formula="of:=[.G19]-[.D19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_exit()</text:p>
          </table:table-cell>
          <table:table-cell table:style-name="ce3" table:formula="of:=[.G19]" office:value-type="float" office:value="431.67" calcext:value-type="float">
            <text:p>431.67</text:p>
          </table:table-cell>
          <table:table-cell table:style-name="ce3" office:value-type="float" office:value="246.16" calcext:value-type="float">
            <text:p>246.1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style-name="ce30" office:value-type="string" calcext:value-type="string">
            <text:p>Heap Memory Allocted on Mount</text:p>
          </table:table-cell>
          <table:table-cell table:style-name="ce30" office:value-type="string" calcext:value-type="string">
            <text:p>Memory Freed on UnMount</text:p>
          </table:table-cell>
          <table:table-cell table:style-name="ce8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10]-[.D10]" office:value-type="float" office:value="537.36" calcext:value-type="float">
            <text:p>537.36</text:p>
          </table:table-cell>
          <table:table-cell table:formula="of:=[.G10]-[.F10]" office:value-type="float" office:value="-537.62" calcext:value-type="float">
            <text:p>-537.62</text:p>
          </table:table-cell>
          <table:table-cell table:formula="of:=[.D24]+[.E24]" office:value-type="float" office:value="-0.260000000000218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1]-[.D11]" office:value-type="float" office:value="537.61" calcext:value-type="float">
            <text:p>537.61</text:p>
          </table:table-cell>
          <table:table-cell table:formula="of:=[.G11]-[.F11]" office:value-type="float" office:value="-537.62" calcext:value-type="float">
            <text:p>-537.62</text:p>
          </table:table-cell>
          <table:table-cell table:formula="of:=[.D25]+[.E25]" office:value-type="float" office:value="-0.00999999999999091" calcext:value-type="float">
            <text:p>-0.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2]-[.D12]" office:value-type="float" office:value="537.7" calcext:value-type="float">
            <text:p>537.7</text:p>
          </table:table-cell>
          <table:table-cell table:formula="of:=[.G12]-[.F12]" office:value-type="float" office:value="-537.58" calcext:value-type="float">
            <text:p>-537.58</text:p>
          </table:table-cell>
          <table:table-cell table:formula="of:=[.D26]+[.E26]" office:value-type="float" office:value="0.120000000000005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3]-[.D13]" office:value-type="float" office:value="537.77" calcext:value-type="float">
            <text:p>537.77</text:p>
          </table:table-cell>
          <table:table-cell table:formula="of:=[.G13]-[.F13]" office:value-type="float" office:value="-537.64" calcext:value-type="float">
            <text:p>-537.64</text:p>
          </table:table-cell>
          <table:table-cell table:formula="of:=[.D27]+[.E27]" office:value-type="float" office:value="0.129999999999882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4]-[.D14]" office:value-type="float" office:value="537.82" calcext:value-type="float">
            <text:p>537.82</text:p>
          </table:table-cell>
          <table:table-cell table:formula="of:=[.G14]-[.F14]" office:value-type="float" office:value="-537.6" calcext:value-type="float">
            <text:p>-537.6</text:p>
          </table:table-cell>
          <table:table-cell table:formula="of:=[.D28]+[.E28]" office:value-type="float" office:value="0.219999999999914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5]-[.D15]" office:value-type="float" office:value="537.91" calcext:value-type="float">
            <text:p>537.91</text:p>
          </table:table-cell>
          <table:table-cell table:formula="of:=[.G15]-[.F15]" office:value-type="float" office:value="-537.69" calcext:value-type="float">
            <text:p>-537.69</text:p>
          </table:table-cell>
          <table:table-cell table:formula="of:=[.D29]+[.E29]" office:value-type="float" office:value="0.219999999999914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6]-[.D16]" office:value-type="float" office:value="537.89" calcext:value-type="float">
            <text:p>537.89</text:p>
          </table:table-cell>
          <table:table-cell table:formula="of:=[.G16]-[.F16]" office:value-type="float" office:value="-537.63" calcext:value-type="float">
            <text:p>-537.63</text:p>
          </table:table-cell>
          <table:table-cell table:formula="of:=[.D30]+[.E30]" office:value-type="float" office:value="0.260000000000105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7]-[.D17]" office:value-type="float" office:value="538.18" calcext:value-type="float">
            <text:p>538.18</text:p>
          </table:table-cell>
          <table:table-cell table:formula="of:=[.G17]-[.F17]" office:value-type="float" office:value="-537.61" calcext:value-type="float">
            <text:p>-537.61</text:p>
          </table:table-cell>
          <table:table-cell table:formula="of:=[.D31]+[.E31]" office:value-type="float" office:value="0.570000000000164" calcext:value-type="float">
            <text:p>0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formula="of:=[.E18]-[.D18]" office:value-type="float" office:value="538.1" calcext:value-type="float">
            <text:p>538.1</text:p>
          </table:table-cell>
          <table:table-cell table:formula="of:=[.G18]-[.F18]" office:value-type="float" office:value="-537.63" calcext:value-type="float">
            <text:p>-537.63</text:p>
          </table:table-cell>
          <table:table-cell table:formula="of:=[.D32]+[.E32]" office:value-type="float" office:value="0.47000000000002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formula="of:=[.E19]-[.D19]" office:value-type="float" office:value="538.13" calcext:value-type="float">
            <text:p>538.13</text:p>
          </table:table-cell>
          <table:table-cell table:formula="of:=[.G19]-[.F19]" office:value-type="float" office:value="-537.64" calcext:value-type="float">
            <text:p>-537.64</text:p>
          </table:table-cell>
          <table:table-cell table:formula="of:=[.D33]+[.E33]" office:value-type="float" office:value="0.490000000000009" calcext:value-type="float">
            <text:p>0.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8:22:22.680727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56.361752033</meta:creation-date>
    <dc:date>2019-04-26T18:53:13.525266641</dc:date>
    <meta:editing-duration>PT2H44M36S</meta:editing-duration>
    <meta:editing-cycles>9</meta:editing-cycles>
    <meta:generator>LibreOffice/6.0.7.3$Linux_X86_64 LibreOffice_project/00m0$Build-3</meta:generator>
    <meta:document-statistic meta:table-count="2" meta:cell-count="251" meta:object-count="0"/>
  </office:meta>
</office:document-meta>
</file>